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14f5" officeooo:paragraph-rsid="000f14f5"/>
    </style:style>
    <style:style style:name="P2" style:family="paragraph" style:parent-style-name="Title">
      <style:text-properties officeooo:rsid="000f14f5" officeooo:paragraph-rsid="000f14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ung 7</text:p>
      <text:p text:style-name="P1"/>
      <text:p text:style-name="P1">Aufgabe 25)</text:p>
      <text:p text:style-name="P1">b) gcc -o prg ctype.c a25_main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1:07:56.024000000</meta:creation-date>
    <dc:date>2018-12-08T11:10:42.653000000</dc:date>
    <meta:editing-duration>PT2M51S</meta:editing-duration>
    <meta:editing-cycles>1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3" meta:word-count="10" meta:character-count="50" meta:non-whitespace-character-count="43"/>
  </office:meta>
</office:document-meta>
</file>